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90cab" officeooo:paragraph-rsid="00190cab"/>
    </style:style>
    <style:style style:name="P4" style:family="paragraph">
      <style:text-properties fo:font-size="12pt"/>
    </style:style>
    <style:style style:name="P5" style:family="paragraph">
      <loext:graphic-properties draw:fill="solid" draw:fill-color="#f8f8f8"/>
      <style:text-properties fo:font-size="12pt"/>
    </style:style>
    <style:style style:name="T1" style:family="text">
      <style:text-properties fo:color="#8f5902" loext:opacity="100%" fo:font-size="12pt" fo:language="zxx" fo:country="none" fo:font-style="normal" style:text-underline-style="none" fo:font-weight="normal" fo:background-color="transparent"/>
    </style:style>
    <style:style style:name="T2" style:family="text">
      <style:text-properties fo:color="#204a87" loext:opacity="100%" fo:font-size="12pt" fo:language="zxx" fo:country="none" fo:font-style="normal" style:text-underline-style="none" fo:font-weight="bold" fo:background-color="transparent"/>
    </style:style>
    <style:style style:name="T3" style:family="text">
      <style:text-properties fo:color="#f8f8f8" loext:opacity="100%" fo:font-size="12pt" fo:language="zxx" fo:country="none" fo:font-style="normal" style:text-underline-style="none" fo:font-weight="normal" fo:background-color="transparent"/>
    </style:style>
    <style:style style:name="T4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5" style:family="text">
      <style:text-properties fo:color="#000000" loext:opacity="100%" fo:font-size="12pt" fo:language="zxx" fo:country="none" fo:font-style="normal" style:text-underline-style="none" fo:font-weight="bold" fo:background-color="transparent"/>
    </style:style>
    <style:style style:name="T6" style:family="text">
      <style:text-properties fo:color="#ce5c00" loext:opacity="100%" fo:font-size="12pt" fo:language="zxx" fo:country="none" fo:font-style="normal" style:text-underline-style="none" fo:font-weight="bold" fo:background-color="transparent"/>
    </style:style>
    <style:style style:name="T7" style:family="text">
      <style:text-properties fo:color="#c4a000" loext:opacity="100%" fo:font-size="12pt" fo:language="zxx" fo:country="none" fo:font-style="normal" style:text-underline-style="none" fo:font-weight="normal" fo:background-color="transparent"/>
    </style:style>
    <style:style style:name="T8" style:family="text">
      <style:text-properties fo:color="#a40000" loext:opacity="100%" fo:font-size="12pt" fo:language="zxx" fo:country="none" fo:font-style="normal" style:text-underline-style="none" fo:font-weight="normal" fo:background-color="transparent"/>
    </style: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.852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p text:style-name="P2"/>
      <text:p text:style-name="P1"/>
      <text:p text:style-name="P1"/>
      <text:p text:style-name="P1"><draw:frame text:anchor-type="paragraph" draw:z-index="0" draw:name="Marco de texto 1" draw:style-name="gr1" draw:text-style-name="P5" svg:width="7.303cm" svg:height="1.853cm" svg:x="5.219cm" svg:y="0.034cm"><draw:text-box><text:p text:style-name="P4"><text:span text:style-name="T1">1 <text:s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4">main</text:span><text:span text:style-name="T5">(</text:span><text:span text:style-name="T4">String</text:span><text:span text:style-name="T6">[]</text:span><text:span text:style-name="T3"> </text:span><text:span text:style-name="T4">args</text:span><text:span text:style-name="T5">{</text:span></text:p><text:p text:style-name="P4"><text:span text:style-name="T1">2 <text:s/></text:span><text:span text:style-name="T3"><text:s/></text:span><text:span text:style-name="T4">System</text:span><text:span text:style-name="T5">.</text:span><text:span text:style-name="T7">out</text:span><text:span text:style-name="T5">.</text:span><text:span text:style-name="T7">println</text:span><text:span text:style-name="T5">(</text:span><text:span text:style-name="T8">“</text:span><text:span text:style-name="T4">diego</text:span><text:span text:style-name="T8">”</text:span><text:span text:style-name="T5">);</text:span></text:p><text:p text:style-name="P4"><text:span text:style-name="T1">3 <text:s/></text:span><text:span text:style-name="T5">}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4-12-30T23:14:31.062291786</dc:date>
    <meta:editing-duration>PT1H56M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